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4000003D234C0F15346EAD42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3" style:family="graphic" style:parent-style-name="objectwithoutfill">
      <style:graphic-properties svg:stroke-width="0.106cm" svg:stroke-color="#2a6099" draw:marker-start-width="0.359cm" draw:marker-end="Arrow" draw:marker-end-width="0.359cm" draw:fill="solid" draw:textarea-vertical-align="middle" fo:padding-top="0.178cm" fo:padding-bottom="0.178cm" fo:padding-left="0.303cm" fo:padding-right="0.303cm"/>
    </style:style>
    <style:style style:name="gr4" style:family="graphic" style:parent-style-name="objectwithoutfill">
      <style:graphic-properties svg:stroke-width="0.106cm" draw:marker-start-width="0.359cm" draw:marker-end="Arrow" draw:marker-end-width="0.359cm" draw:fill="solid" draw:textarea-vertical-align="middle" fo:padding-top="0.178cm" fo:padding-bottom="0.178cm" fo:padding-left="0.303cm" fo:padding-right="0.303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012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112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0.35cm" fo:min-width="0cm"/>
      <style:paragraph-properties style:writing-mode="lr-tb"/>
    </style:style>
    <style:style style:name="P1" style:family="paragraph">
      <style:paragraph-properties fo:text-align="center"/>
    </style:style>
    <style:style style:name="P2" style:family="paragraph">
      <loext:graphic-properties draw:fill="solid"/>
      <style:paragraph-properties fo:text-align="center"/>
    </style:style>
    <style:style style:name="P3"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999cm" svg:height="20.284cm" svg:x="1.001cm" svg:y="1.116cm">
          <draw:image xlink:href="Pictures/1000020100000394000003D234C0F15346EAD421.png" xlink:type="simple" xlink:show="embed" xlink:actuate="onLoad" loext:mime-type="image/png">
            <text:p/>
          </draw:image>
        </draw:frame>
        <draw:line draw:style-name="gr2" draw:text-style-name="P2" draw:layer="layout" svg:x1="4.5cm" svg:y1="3.9cm" svg:x2="4.5cm" svg:y2="19.1cm">
          <text:p/>
        </draw:line>
        <draw:line draw:style-name="gr2" draw:text-style-name="P2" draw:layer="layout" svg:x1="9.5cm" svg:y1="3.9cm" svg:x2="9.5cm" svg:y2="10.3cm">
          <text:p/>
        </draw:line>
        <draw:line draw:style-name="gr2" draw:text-style-name="P2" draw:layer="layout" svg:x1="13.8cm" svg:y1="3.9cm" svg:x2="13.8cm" svg:y2="19.2cm">
          <text:p/>
        </draw:line>
        <draw:line draw:style-name="gr2" draw:text-style-name="P2" draw:layer="layout" svg:x1="15.1cm" svg:y1="3.9cm" svg:x2="15.1cm" svg:y2="19.2cm">
          <text:p/>
        </draw:line>
        <draw:line draw:style-name="gr2" draw:text-style-name="P2" draw:layer="layout" svg:x1="17.1cm" svg:y1="3.9cm" svg:x2="17.1cm" svg:y2="19.2cm">
          <text:p/>
        </draw:line>
        <draw:line draw:style-name="gr2" draw:text-style-name="P2" draw:layer="layout" svg:x1="7.2cm" svg:y1="7.5cm" svg:x2="7.2cm" svg:y2="19.2cm">
          <text:p/>
        </draw:line>
        <draw:line draw:style-name="gr2" draw:text-style-name="P2" draw:layer="layout" svg:x1="8.2cm" svg:y1="11.9cm" svg:x2="8.2cm" svg:y2="19.2cm">
          <text:p/>
        </draw:line>
        <draw:line draw:style-name="gr2" draw:text-style-name="P2" draw:layer="layout" svg:x1="11.5cm" svg:y1="13.9cm" svg:x2="11.5cm" svg:y2="14.9cm">
          <text:p/>
        </draw:line>
        <draw:path draw:style-name="gr3" draw:text-style-name="P2" draw:layer="layout" svg:width="7.983cm" svg:height="1.082cm" draw:transform="rotate (1.169196065911) translate (2.60355149450452cm 11.4768274400252cm)" svg:viewBox="0 0 7984 1083" svg:d="M0 1083c6061-2357 7984-132 7984-132">
          <text:p/>
        </draw:path>
        <draw:path draw:style-name="gr4" draw:text-style-name="P2" draw:layer="layout" svg:width="3.269cm" svg:height="1.953cm" draw:transform="rotate (-1.29939762810978) translate (5.51125391573982cm 11.5142354572059cm)" svg:viewBox="0 0 3270 1954" svg:d="M0 1954c290-13 582 16 872-32 419-68 761-320 1110-535 264-162 493-384 686-633 174-225 348-451 522-678l80-76">
          <text:p/>
        </draw:path>
        <draw:path draw:style-name="gr4" draw:text-style-name="P2" draw:layer="layout" svg:width="5.072cm" svg:height="3.174cm" draw:transform="rotate (1.7851227589398) translate (6.46259413334419cm 14.646088344844cm)" svg:viewBox="0 0 5073 3175" svg:d="M0 0c513-9 1001 136 1493 249 369 84 750 128 1100 278 339 145 700 230 1043 362 292 113 560 298 746 569 213 310 375 646 521 983 99 230 166 479 170 734">
          <text:p/>
        </draw:path>
        <draw:path draw:style-name="gr4" draw:text-style-name="P2" draw:layer="layout" svg:width="2.106cm" svg:height="0.978cm" draw:transform="rotate (-1.42890105860776) translate (7.45108397277495cm 14.6965611989787cm)" svg:viewBox="0 0 2107 979" svg:d="M0 979c388-17 741-189 1083-362 308-155 612-320 895-520l129-97">
          <text:p/>
        </draw:path>
        <draw:path draw:style-name="gr4" draw:text-style-name="P2" draw:layer="layout" svg:width="2.772cm" svg:height="1.454cm" draw:transform="rotate (1.42785386105656) translate (7.42524083418568cm 16.6540780802729cm)" svg:viewBox="0 0 2773 1455" svg:d="M0 364c554 153 957-217 1443-321 215-47 476-103 647 117 197 253 426 487 570 776l45 185 51 222 17 112">
          <text:p/>
        </draw:path>
        <draw:path draw:style-name="gr4" draw:text-style-name="P2" draw:layer="layout" svg:width="1.06cm" svg:height="3.35cm" draw:transform="rotate (-1.8158405537749) translate (11.0752804888794cm 17.7270466153139cm)" svg:viewBox="0 0 1061 3351" svg:d="M0 3351c434 7 737-464 867-820 87-241 158-489 165-743 6-254 59-496 4-760-63-306-279-516-321-817l-69-197-22-14">
          <text:p/>
        </draw:path>
        <draw:path draw:style-name="gr4" draw:text-style-name="P2" draw:layer="layout" svg:width="4.152cm" svg:height="2.958cm" draw:transform="rotate (0.246615023306799) translate (10.3549657976282cm 15.5467629555899cm)" svg:viewBox="0 0 4153 2959" svg:d="M0 2949c230 24 459-1 687-21 280-26 566-45 835-141 331-119 672-223 976-398 277-159 557-359 726-635 138-224 326-414 436-650 122-259 327-492 354-788l70-197 69-119">
          <text:p/>
        </draw:path>
        <draw:path draw:style-name="gr4" draw:text-style-name="P2" draw:layer="layout" svg:width="5.517cm" svg:height="2.465cm" svg:x="6.804cm" svg:y="4.564cm" svg:viewBox="0 0 5518 2466" svg:d="M0 9c447 0 894-6 1341 0 485 7 978-50 1456 57 395 89 789 214 1152 397 329 166 658 351 926 605 248 234 488 489 624 812l19 321v265">
          <text:p/>
        </draw:path>
        <draw:path draw:style-name="gr4" draw:text-style-name="P2" draw:layer="layout" svg:width="3.722cm" svg:height="1.889cm" svg:x="8.618cm" svg:y="7.219cm" svg:viewBox="0 0 3723 1890" svg:d="M0 1890c333-15 667 7 1002-38 255-34 514-68 755-170 280-118 555-251 832-378 355-162 493-513 737-775l170-227 208-226 19-76">
          <text:p/>
        </draw:path>
        <draw:path draw:style-name="gr4" draw:text-style-name="P2" draw:layer="layout" svg:width="3.105cm" svg:height="5.512cm" draw:transform="rotate (-0.197396738400559) translate (12.4930359562648cm 7.08182025041992cm)" svg:viewBox="0 0 3106 5513" svg:d="M0 5c217-26 434 48 626 144 221 110 466 206 623 416 185 247 413 467 571 733 155 260 317 517 378 830 57 289 187 560 319 824 116 234 159 494 226 745 54 199 82 407 122 611 45 222 88 444 134 668l44 221 45 223 18 93">
          <text:p/>
        </draw:path>
        <draw:path draw:style-name="gr4" draw:text-style-name="P2" draw:layer="layout" svg:width="1.587cm" svg:height="0.452cm" svg:x="14.552cm" svg:y="13.834cm" svg:viewBox="0 0 1588 453" svg:d="M0 283c319 64 448-297 756-283 265 13 482 182 680 340l152 113">
          <text:p/>
        </draw:path>
        <draw:path draw:style-name="gr4" draw:text-style-name="P2" draw:layer="layout" svg:width="3.248cm" svg:height="5.594cm" draw:transform="rotate (0.318173522638566) translate (12.7888444185172cm 8.19746721987424cm)" svg:viewBox="0 0 3249 5595" svg:d="M0 5575c268 96 363-185 471-342 115-167 134-382 207-568 85-220 129-449 182-676 61-255 33-526 118-777 68-204 123-410 182-616 75-262 139-524 219-784 64-213 120-426 190-635 100-302 393-424 630-587 277-191 551-384 853-535l197-55">
          <text:p/>
        </draw:path>
        <draw:path draw:style-name="gr4" draw:text-style-name="P2" draw:layer="layout" svg:width="1.454cm" svg:height="3.571cm" svg:x="16.234cm" svg:y="7.389cm" svg:viewBox="0 0 1455 3572" svg:d="M0 0c292-5 555 170 756 378 269 279 483 628 510 1021 21 311 87 618 133 926 40 262 11 528 19 793l18 303 19 151">
          <text:p/>
        </draw:path>
        <draw:path draw:style-name="gr4" draw:text-style-name="P2" draw:layer="layout" svg:width="2.057cm" svg:height="0.835cm" draw:transform="rotate (0.516617458590321) translate (15.8242542728066cm 13.7357170793096cm)" svg:viewBox="0 0 2058 836" svg:d="M0 830c294 4 599 30 883-63 327-108 583-347 867-529l158-128 150-110">
          <text:p/>
        </draw:path>
        <draw:frame draw:style-name="gr5" draw:text-style-name="P3" draw:layer="layout" svg:width="0.853cm" svg:height="0.962cm" svg:x="2.8cm" svg:y="11.6cm">
          <draw:text-box>
            <text:p>0</text:p>
          </draw:text-box>
        </draw:frame>
        <draw:frame draw:style-name="gr6" draw:text-style-name="P3" draw:layer="layout" svg:width="0.853cm" svg:height="1.262cm" svg:x="5.2cm" svg:y="4.038cm">
          <draw:text-box>
            <text:p>1</text:p>
          </draw:text-box>
        </draw:frame>
        <draw:frame draw:style-name="gr5" draw:text-style-name="P3" draw:layer="layout" svg:width="0.853cm" svg:height="0.962cm" svg:x="5.1cm" svg:y="12.7cm">
          <draw:text-box>
            <text:p>2</text:p>
          </draw:text-box>
        </draw:frame>
        <draw:frame draw:style-name="gr5" draw:text-style-name="P3" draw:layer="layout" svg:width="0.853cm" svg:height="0.962cm" svg:x="8.4cm" svg:y="8.3cm">
          <draw:text-box>
            <text:p>3</text:p>
          </draw:text-box>
        </draw:frame>
        <draw:frame draw:style-name="gr5" draw:text-style-name="P3" draw:layer="layout" svg:width="0.853cm" svg:height="0.962cm" svg:x="7.2cm" svg:y="16.8cm">
          <draw:text-box>
            <text:p>4</text:p>
          </draw:text-box>
        </draw:frame>
        <draw:frame draw:style-name="gr5" draw:text-style-name="P3" draw:layer="layout" svg:width="0.853cm" svg:height="0.962cm" svg:x="11.3cm" svg:y="6.4cm">
          <draw:text-box>
            <text:p>7</text:p>
          </draw:text-box>
        </draw:frame>
        <draw:frame draw:style-name="gr7" draw:text-style-name="P3" draw:layer="layout" svg:width="0.853cm" svg:height="1.362cm" svg:x="9.7cm" svg:y="13.6cm">
          <draw:text-box>
            <text:p>5</text:p>
          </draw:text-box>
        </draw:frame>
        <draw:frame draw:style-name="gr5" draw:text-style-name="P3" draw:layer="layout" svg:width="0.853cm" svg:height="0.962cm" svg:x="10.4cm" svg:y="17.4cm">
          <draw:text-box>
            <text:p>6</text:p>
          </draw:text-box>
        </draw:frame>
        <draw:frame draw:style-name="gr5" draw:text-style-name="P3" draw:layer="layout" svg:width="0.853cm" svg:height="0.962cm" svg:x="13.847cm" svg:y="13.438cm">
          <draw:text-box>
            <text:p>8</text:p>
          </draw:text-box>
        </draw:frame>
        <draw:frame draw:style-name="gr5" draw:text-style-name="P3" draw:layer="layout" svg:width="0.853cm" svg:height="0.962cm" svg:x="15.3cm" svg:y="6.4cm">
          <draw:text-box>
            <text:p>9</text:p>
          </draw:text-box>
        </draw:frame>
        <draw:frame draw:style-name="gr5" draw:text-style-name="P3" draw:layer="layout" svg:width="1.205cm" svg:height="0.962cm" svg:x="15.8cm" svg:y="13.2cm">
          <draw:text-box>
            <text:p>10</text:p>
          </draw:text-box>
        </draw:frame>
        <draw:frame draw:style-name="gr8" draw:text-style-name="P3" draw:layer="layout" svg:width="1.205cm" svg:height="0.962cm" svg:x="17.1cm" svg:y="11.4cm">
          <draw:text-box>
            <text:p>11</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30T18:19:04.397961419</meta:creation-date>
    <dc:date>2020-05-31T15:08:13.093281269</dc:date>
    <meta:editing-duration>PT2H11M18S</meta:editing-duration>
    <meta:editing-cycles>1</meta:editing-cycles>
    <meta:document-statistic meta:object-count="35"/>
    <meta:generator>LibreOffice/6.4.4.2$Linux_X86_64 LibreOffice_project/40$Build-2</meta:generator>
  </office:meta>
</office:document-meta>
</file>